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Akapitzlistą" style:list-style-name="LFO1" style:family="paragraph"/>
    <style:style style:name="P3" style:parent-style-name="Akapitzlistą" style:list-style-name="LFO1" style:family="paragraph"/>
    <style:style style:name="P4" style:parent-style-name="Akapitzlistą" style:list-style-name="LFO1" style:family="paragraph"/>
    <style:style style:name="P5" style:parent-style-name="Akapitzlistą" style:list-style-name="LFO1" style:family="paragraph"/>
    <style:style style:name="P6" style:parent-style-name="Akapitzlistą" style:list-style-name="LFO1" style:family="paragraph"/>
  </office:automatic-styles>
  <office:body>
    <office:text text:use-soft-page-breaks="true">
      <text:p text:style-name="P1">5 metod, które mogą być użyte w Pipeline tak aby tyły odporne na błędy użytkownika, jak najbardziej „produkcyjnie”</text:p>
      <text:list text:style-name="LFO1" text:continue-numbering="true">
        <text:list-item>
          <text:p text:style-name="P2">Waliduje schemat wejściowego DataFrame'a – sprawdza, czy kolumny, typy danych i brakujące wartości są zgodne z oczekiwaniami.</text:p>
        </text:list-item>
      </text:list>
      <text:p text:style-name="Normalny">validate_input_schema(df: DataFrame, expected_schema: StructType) -&gt; DataFrame</text:p>
      <text:list text:style-name="LFO1" text:continue-numbering="true">
        <text:list-item>
          <text:p text:style-name="P3">Czyści nazwy kolumn z nieprawidłowych znaków, zamienia spacje i znaki specjalne.</text:p>
        </text:list-item>
      </text:list>
      <text:p text:style-name="Normalny">sanitize_columns(df: DataFrame) -&gt; DataFrame</text:p>
      <text:list text:style-name="LFO1" text:continue-numbering="true">
        <text:list-item>
          <text:p text:style-name="P4">Zajmuje się brakami danych zgodnie z określoną strategią (np. drop, fill, flag).</text:p>
        </text:list-item>
      </text:list>
      <text:p text:style-name="Normalny">handle_nulls(df: DataFrame, strategy: dict) -&gt; DataFrame</text:p>
      <text:list text:style-name="LFO1" text:continue-numbering="true">
        <text:list-item>
          <text:p text:style-name="P5">Rejestruje rozpoczęcie i zakończenie kroku przetwarzania w logach systemowych.</text:p>
        </text:list-item>
      </text:list>
      <text:p text:style-name="Normalny">log_pipeline_step(step_name: str) -&gt; None</text:p>
      <text:list text:style-name="LFO1" text:continue-numbering="true">
        <text:list-item>
          <text:p text:style-name="P6">Bezpiecznie rzutuje kolumnę na nowy typ – jeśli rzutowanie nie powiedzie się, oznacza błędne wiersze.</text:p>
        </text:list-item>
      </text:list>
      <text:p text:style-name="Normalny">safe_cast_column(df: DataFrame, column: str, data_type: str) -&gt; DataFrame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iza Muca</meta:initial-creator>
    <dc:creator>Eliza Muca</dc:creator>
    <meta:creation-date>2025-04-29T08:23:00Z</meta:creation-date>
    <dc:date>2025-04-29T08:23:00Z</dc:date>
    <meta:template xlink:href="Normal" xlink:type="simple"/>
    <meta:editing-cycles>2</meta:editing-cycles>
    <meta:editing-duration>PT180S</meta:editing-duration>
    <meta:document-statistic meta:page-count="1" meta:paragraph-count="1" meta:word-count="126" meta:character-count="882" meta:row-count="6" meta:non-whitespace-character-count="757"/>
  </office:meta>
</office:document-meta>
</file>